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Utils.copyRecursively( Path src , Path d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ileSystemUtils.postVisitDirectory( Path dir , IOException ex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SystemUtils.deleteRecursively( @ Nullable File 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SystemUtils.copyRecursively( File src , Fil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SystemUtils.deleteRecursively( @ Nullable Path 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ileSystemUtils.visitFile( Path file , BasicFile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SystemUtils.preVisitDirectory( Path dir , BasicFile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